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0ec284" officeooo:paragraph-rsid="000ec284"/>
    </style:style>
    <style:style style:name="P3" style:family="paragraph" style:parent-style-name="Text_20_body">
      <style:paragraph-properties fo:line-height="100%"/>
      <style:text-properties fo:font-size="10.5pt" officeooo:rsid="0012df4b" officeooo:paragraph-rsid="0012df4b" style:font-size-asian="10.5pt" style:font-size-complex="10.5pt"/>
    </style:style>
    <style:style style:name="P4" style:family="paragraph" style:parent-style-name="Text_20_body">
      <style:paragraph-properties fo:line-height="100%"/>
      <style:text-properties officeooo:paragraph-rsid="0012df4b"/>
    </style:style>
    <style:style style:name="P5" style:family="paragraph" style:parent-style-name="Text_20_body" style:list-style-name="L2">
      <style:paragraph-properties fo:line-height="100%"/>
      <style:text-properties officeooo:paragraph-rsid="0012df4b"/>
    </style:style>
    <style:style style:name="P6" style:family="paragraph" style:parent-style-name="Text_20_body" style:list-style-name="L3">
      <style:paragraph-properties fo:line-height="100%"/>
      <style:text-properties officeooo:paragraph-rsid="0012df4b"/>
    </style:style>
    <style:style style:name="P7" style:family="paragraph" style:parent-style-name="Text_20_body" style:list-style-name="L4">
      <style:paragraph-properties fo:line-height="100%"/>
      <style:text-properties officeooo:paragraph-rsid="0012df4b"/>
    </style:style>
    <style:style style:name="P8" style:family="paragraph" style:parent-style-name="Text_20_body" style:list-style-name="L5">
      <style:paragraph-properties fo:line-height="100%"/>
      <style:text-properties officeooo:paragraph-rsid="0012df4b"/>
    </style:style>
    <style:style style:name="P9" style:family="paragraph" style:parent-style-name="Text_20_body" style:list-style-name="L6">
      <style:paragraph-properties fo:line-height="100%"/>
      <style:text-properties officeooo:paragraph-rsid="0012df4b"/>
    </style:style>
    <style:style style:name="P10" style:family="paragraph" style:parent-style-name="Text_20_body" style:list-style-name="L8">
      <style:paragraph-properties fo:line-height="100%"/>
      <style:text-properties officeooo:paragraph-rsid="0012df4b"/>
    </style:style>
    <style:style style:name="P11" style:family="paragraph" style:parent-style-name="Text_20_body" style:list-style-name="L9">
      <style:paragraph-properties fo:line-height="100%"/>
      <style:text-properties officeooo:paragraph-rsid="0012df4b"/>
    </style:style>
    <style:style style:name="P12" style:family="paragraph" style:parent-style-name="Text_20_body" style:list-style-name="L11">
      <style:paragraph-properties fo:line-height="100%"/>
      <style:text-properties officeooo:paragraph-rsid="0014bf52"/>
    </style:style>
    <style:style style:name="P13" style:family="paragraph" style:parent-style-name="Text_20_body">
      <style:paragraph-properties fo:line-height="100%"/>
      <style:text-properties officeooo:paragraph-rsid="0014bf52"/>
    </style:style>
    <style:style style:name="P14" style:family="paragraph" style:parent-style-name="Text_20_body" style:list-style-name="L12">
      <style:paragraph-properties fo:line-height="100%"/>
      <style:text-properties officeooo:paragraph-rsid="0014bf52"/>
    </style:style>
    <style:style style:name="P15" style:family="paragraph" style:parent-style-name="Text_20_body" style:list-style-name="L13">
      <style:paragraph-properties fo:line-height="100%"/>
      <style:text-properties officeooo:paragraph-rsid="0014bf52"/>
    </style:style>
    <style:style style:name="P16" style:family="paragraph" style:parent-style-name="Text_20_body" style:list-style-name="L14">
      <style:paragraph-properties fo:line-height="100%"/>
      <style:text-properties officeooo:paragraph-rsid="0014bf52"/>
    </style:style>
    <style:style style:name="P17" style:family="paragraph" style:parent-style-name="Text_20_body">
      <style:paragraph-properties fo:line-height="100%"/>
      <style:text-properties officeooo:rsid="0012df4b" officeooo:paragraph-rsid="0012df4b"/>
    </style:style>
    <style:style style:name="P18" style:family="paragraph" style:parent-style-name="Text_20_body">
      <style:paragraph-properties fo:line-height="100%"/>
      <style:text-properties officeooo:rsid="0014bf52" officeooo:paragraph-rsid="0014bf52"/>
    </style:style>
    <style:style style:name="P19" style:family="paragraph" style:parent-style-name="Text_20_body" style:list-style-name="L15">
      <style:paragraph-properties fo:line-height="100%"/>
      <style:text-properties officeooo:rsid="0014bf52" officeooo:paragraph-rsid="0014bf52"/>
    </style:style>
    <style:style style:name="P20" style:family="paragraph" style:parent-style-name="Text_20_body">
      <style:text-properties style:font-name="Times New Roman2" fo:font-size="10.5pt" style:font-size-asian="10.5pt" style:font-size-complex="10.5pt"/>
    </style:style>
    <style:style style:name="P21" style:family="paragraph" style:parent-style-name="Text_20_body">
      <style:text-properties style:font-name="Times New Roman2" fo:font-size="10.5pt" officeooo:paragraph-rsid="00151a7b" style:font-size-asian="10.5pt" style:font-size-complex="10.5pt"/>
    </style:style>
    <style:style style:name="P22" style:family="paragraph" style:parent-style-name="Text_20_body">
      <style:text-properties style:font-name="Times New Roman2" fo:font-size="10.5pt" officeooo:rsid="00151a7b" officeooo:paragraph-rsid="00151a7b" style:font-size-asian="10.5pt" style:font-size-complex="10.5pt"/>
    </style:style>
    <style:style style:name="P23" style:family="paragraph" style:parent-style-name="Text_20_body" style:list-style-name="L20">
      <style:text-properties style:font-name="Times New Roman2" fo:font-size="10.5pt" officeooo:rsid="00151a7b" officeooo:paragraph-rsid="00151a7b" style:font-size-asian="10.5pt" style:font-size-complex="10.5pt"/>
    </style:style>
    <style:style style:name="P24" style:family="paragraph" style:parent-style-name="Text_20_body" style:list-style-name="L22">
      <style:text-properties style:font-name="Times New Roman2" fo:font-size="10.5pt" officeooo:rsid="00151a7b" officeooo:paragraph-rsid="00151a7b" style:font-size-asian="10.5pt" style:font-size-complex="10.5pt"/>
    </style:style>
    <style:style style:name="P25" style:family="paragraph" style:parent-style-name="Text_20_body" style:list-style-name="L23">
      <style:text-properties style:font-name="Times New Roman2" fo:font-size="10.5pt" officeooo:rsid="00151a7b" officeooo:paragraph-rsid="00151a7b" style:font-size-asian="10.5pt" style:font-size-complex="10.5pt"/>
    </style:style>
    <style:style style:name="P26" style:family="paragraph" style:parent-style-name="Text_20_body" style:list-style-name="L17">
      <style:text-properties officeooo:paragraph-rsid="00151a7b"/>
    </style:style>
    <style:style style:name="P27" style:family="paragraph" style:parent-style-name="Text_20_body">
      <style:text-properties officeooo:paragraph-rsid="00151a7b"/>
    </style:style>
    <style:style style:name="P28" style:family="paragraph" style:parent-style-name="Text_20_body" style:list-style-name="L18">
      <style:text-properties officeooo:paragraph-rsid="00151a7b"/>
    </style:style>
    <style:style style:name="P29" style:family="paragraph" style:parent-style-name="Text_20_body" style:list-style-name="L19">
      <style:text-properties officeooo:paragraph-rsid="00151a7b"/>
    </style:style>
    <style:style style:name="P30" style:family="paragraph" style:parent-style-name="Title">
      <style:text-properties officeooo:rsid="0011cc7f" officeooo:paragraph-rsid="0011cc7f"/>
    </style:style>
    <style:style style:name="P31" style:family="paragraph" style:parent-style-name="Heading_20_1">
      <style:text-properties officeooo:paragraph-rsid="0012df4b"/>
    </style:style>
    <style:style style:name="P32" style:family="paragraph" style:parent-style-name="Heading_20_1">
      <style:text-properties fo:font-size="14pt" style:font-size-asian="14pt" style:font-size-complex="14pt"/>
    </style:style>
    <style:style style:name="P33" style:family="paragraph" style:parent-style-name="Heading_20_1">
      <style:text-properties fo:font-size="14pt" officeooo:paragraph-rsid="0012df4b" style:font-size-asian="14pt" style:font-size-complex="14pt"/>
    </style:style>
    <style:style style:name="P34" style:family="paragraph" style:parent-style-name="Heading_20_1">
      <style:text-properties officeooo:paragraph-rsid="00151a7b"/>
    </style:style>
    <style:style style:name="T1" style:family="text">
      <style:text-properties fo:font-size="10.5pt" style:font-size-asian="10.5pt" style:font-size-complex="10.5pt"/>
    </style:style>
    <style:style style:name="T2" style:family="text">
      <style:text-properties fo:font-size="10.5pt" officeooo:rsid="0012df4b" style:font-size-asian="10.5pt" style:font-size-complex="10.5pt"/>
    </style:style>
    <style:style style:name="T3" style:family="text">
      <style:text-properties fo:font-size="10.5pt" officeooo:rsid="0014bf52" style:font-size-asian="10.5pt" style:font-size-complex="10.5pt"/>
    </style:style>
    <style:style style:name="T4" style:family="text">
      <style:text-properties officeooo:rsid="0012df4b"/>
    </style:style>
    <style:style style:name="T5" style:family="text">
      <style:text-properties style:font-name="Times New Roman2" fo:font-size="10.5pt" style:font-size-asian="10.5pt" style:font-size-complex="10.5pt"/>
    </style:style>
    <style:style style:name="T6" style:family="text">
      <style:text-properties style:font-name="Times New Roman2" fo:font-size="10.5pt" officeooo:rsid="00151a7b" style:font-size-asian="10.5pt" style:font-size-complex="10.5pt"/>
    </style:style>
    <style:style style:name="T7" style:family="text">
      <style:text-properties officeooo:rsid="00151a7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Dataset Keuangan Daerah</text:p>
      <text:p text:style-name="P2"/>
      <text:h text:style-name="P32" text:outline-level="1"><text:span text:style-name="T4">Data Laporan Realisasi Anggaran DKI Jakarta</text:span></text:h>
      <text:p text:style-name="P3">Dataset ini berisi mengenai laporan realisasi anggaran DKI Jakarta. Penjelasan mengenai Variabel pada Dataset ini:</text:p>
      <text:list xml:id="list7994726007833777625" text:style-name="L2">
        <text:list-item>
          <text:p text:style-name="P5"><text:span text:style-name="T2">nomor_urut: Nomor Urut</text:span></text:p>
        </text:list-item>
        <text:list-item>
          <text:p text:style-name="P5"><text:span text:style-name="T2">tahun: Tahun Anggaran</text:span></text:p>
        </text:list-item>
        <text:list-item>
          <text:p text:style-name="P5"><text:span text:style-name="T2">pos_anggaran: Pos Anggaran (Belanja, Pendapatan, Pembiayaan)</text:span></text:p>
        </text:list-item>
        <text:list-item>
          <text:p text:style-name="P5"><text:span text:style-name="T2">sumber_pos_anggaran: Sumber dari Pos Anggaran</text:span></text:p>
        </text:list-item>
        <text:list-item>
          <text:p text:style-name="P5"><text:span text:style-name="T2">penjelasan_pos_anggaran: Penjelasan mengenai Pos Anggaran</text:span></text:p>
        </text:list-item>
        <text:list-item>
          <text:p text:style-name="P5"><text:span text:style-name="T2">catatan: Catatan</text:span></text:p>
        </text:list-item>
        <text:list-item>
          <text:p text:style-name="P5"><text:span text:style-name="T2">anggaran_setelah_perubahan: Nilai Pos Anggaran</text:span></text:p>
        </text:list-item>
        <text:list-item>
          <text:p text:style-name="P5"><text:span text:style-name="T2">realisasi: Realisasi Pos Anggaran</text:span></text:p>
        </text:list-item>
      </text:list>
      <text:p text:style-name="P3">Catatan: SILPA padah tahun 2009 sebesar Rp3.756.718.028.446,33 termasuk Sisa Kas pada Bendahara Pengeluaran Kota Administrasi Jakarta Barat yang belum disetor ke Kas Daerah sebesar Rp.8.205.881.148,00 yang akan di reklas setelah ada keputusan</text:p>
      <text:p text:style-name="P3">Data and Resources: data_laporan_realisasi_anggaran_jakarta.csv</text:p>
      <text:h text:style-name="P31" text:outline-level="1">Data Laporan Neraca DKI Jakarta</text:h>
      <text:p text:style-name="P4"><text:span text:style-name="T2">Dataset ini berisi mengenai laporan neraca pemerintah DKI Jakarta. Penjelasan mengenai Variabel pada Dataset ini:</text:span></text:p>
      <text:list xml:id="list3243649973834083056" text:style-name="L3">
        <text:list-item>
          <text:p text:style-name="P6"><text:span text:style-name="T2">pos_neraca: Pos Neraca (Aset, Kewajiban, Ekuitas)</text:span></text:p>
        </text:list-item>
        <text:list-item>
          <text:p text:style-name="P6"><text:span text:style-name="T2">sumber_pos_neraca: Sumber dari Pos Neraca</text:span></text:p>
        </text:list-item>
        <text:list-item>
          <text:p text:style-name="P6"><text:span text:style-name="T2">penjelasan_pos_neraca: Penjelasan mengenai Pos Neraca</text:span></text:p>
        </text:list-item>
        <text:list-item>
          <text:p text:style-name="P6"><text:span text:style-name="T2">catatan: Catatan</text:span></text:p>
        </text:list-item>
        <text:list-item>
          <text:p text:style-name="P6"><text:span text:style-name="T2">tanggal: Tanggal per Pelaporan (sudah teraudit)</text:span></text:p>
        </text:list-item>
        <text:list-item>
          <text:p text:style-name="P6"><text:span text:style-name="T2">nilai: Nilai dari Pos Neraca terkait</text:span></text:p>
        </text:list-item>
      </text:list>
      <text:p text:style-name="P3">Data and Resources: data_laporan_neraca_jakarta.csv</text:p>
      <text:h text:style-name="Heading_20_1" text:outline-level="1">Data Anggaran Belanja DKI Jakarta Per Kegiatan</text:h>
      <text:p text:style-name="P3">Dataset ini berisi mengenai nilai anggaran untuk belanja langsung Pemda DKI Jakarta per Kegiatan. Penjelasan mengenai Variabel pada Dataset ini:</text:p>
      <text:list xml:id="list5352240944283580673" text:style-name="L4">
        <text:list-item>
          <text:p text:style-name="P7"><text:span text:style-name="T2">Komisi: Nomor Komisi</text:span></text:p>
        </text:list-item>
        <text:list-item>
          <text:p text:style-name="P7"><text:soft-page-break/><text:span text:style-name="T2">SKPDID: ID SKPD</text:span></text:p>
        </text:list-item>
        <text:list-item>
          <text:p text:style-name="P7"><text:span text:style-name="T2">SKPD Kode: Kode SKPD</text:span></text:p>
        </text:list-item>
        <text:list-item>
          <text:p text:style-name="P7"><text:span text:style-name="T2">Belanja: Jenis belanja</text:span></text:p>
        </text:list-item>
        <text:list-item>
          <text:p text:style-name="P7"><text:span text:style-name="T2">Nama_SKPD: Nama SKPD</text:span></text:p>
        </text:list-item>
        <text:list-item>
          <text:p text:style-name="P7"><text:span text:style-name="T2">ID_Kegiatan: ID kegiatan</text:span></text:p>
        </text:list-item>
        <text:list-item>
          <text:p text:style-name="P7"><text:span text:style-name="T2">Kegiatan: Nama kegiatan</text:span></text:p>
        </text:list-item>
        <text:list-item>
          <text:p text:style-name="P7"><text:span text:style-name="T2">Nilai_Anggaran: Nilai anggaran (dalam Rupiah)</text:span></text:p>
        </text:list-item>
      </text:list>
      <text:p text:style-name="P3">Data and Resources:</text:p>
      <text:list xml:id="list9058283602053274701" text:style-name="L5">
        <text:list-item>
          <text:p text:style-name="P8"><text:span text:style-name="T2">Data-Anggaran-Belanja-DKI-Jakarta-Per-Kegiatan-2014.csv</text:span></text:p>
        </text:list-item>
        <text:list-item>
          <text:p text:style-name="P8"><text:span text:style-name="T2">Data-Anggaran-Belanja-DKI-Jakarta-Per-Kegiatan2013.xlsx</text:span></text:p>
        </text:list-item>
      </text:list>
      <text:h text:style-name="P32" text:outline-level="1">Data APBD Perubahan DKI Jakarta</text:h>
      <text:p text:style-name="P17"><text:span text:style-name="T1">Dataset ini berisi mengenai APBD Perubahan DKI Jakarta Tahun 2014 berdasarkan kegiatan (tanpa realisasi penyerapan). Penjelasan mengenai Variabel pada Dataset ini:</text:span></text:p>
      <text:list xml:id="list1456088804403779741" text:style-name="L6">
        <text:list-item>
          <text:p text:style-name="P9"><text:span text:style-name="T2">Lokasi ID : Lokasi id Kegiatan (Provinsi)</text:span></text:p>
        </text:list-item>
        <text:list-item>
          <text:p text:style-name="P9"><text:span text:style-name="T2">Komisi : Komisi DPRD</text:span></text:p>
        </text:list-item>
        <text:list-item>
          <text:p text:style-name="P9"><text:span text:style-name="T2">SKPDKode : Kode SKPD</text:span></text:p>
        </text:list-item>
        <text:list-item>
          <text:p text:style-name="P9"><text:span text:style-name="T2">SKPDNama : Nama SKPD</text:span></text:p>
        </text:list-item>
        <text:list-item>
          <text:p text:style-name="P9"><text:span text:style-name="T2">UrusanKode : Kode Urusan</text:span></text:p>
        </text:list-item>
        <text:list-item>
          <text:p text:style-name="P9"><text:span text:style-name="T2">UrusanNama : Nama Urusan</text:span></text:p>
        </text:list-item>
        <text:list-item>
          <text:p text:style-name="P9"><text:span text:style-name="T2">ProgramKode : Kode Program</text:span></text:p>
        </text:list-item>
        <text:list-item>
          <text:p text:style-name="P9"><text:span text:style-name="T2">ProgramTeks : Nama Program</text:span></text:p>
        </text:list-item>
        <text:list-item>
          <text:p text:style-name="P9"><text:span text:style-name="T2">Kegiatan : Nama Kegiatan</text:span></text:p>
        </text:list-item>
        <text:list-item>
          <text:p text:style-name="P9"><text:span text:style-name="T2">Anggaran : Nilai Anggaran Kegiatan</text:span></text:p>
        </text:list-item>
        <text:list-item>
          <text:p text:style-name="P9"><text:span text:style-name="T2">Vol : Volume Kegiatan</text:span></text:p>
        </text:list-item>
        <text:list-item>
          <text:p text:style-name="P9"><text:span text:style-name="T2">Satuan : Satuan Kegiatan</text:span></text:p>
        </text:list-item>
      </text:list>
      <text:p text:style-name="P17"><text:span text:style-name="T1">Data and Resources: APBD Perubahan DKI Jakarta Tahun 2014</text:span></text:p>
      <text:h text:style-name="P32" text:outline-level="1">Data APBD Penetapan DKI Jakarta Tahun 2014</text:h>
      <text:p text:style-name="P17"><text:span text:style-name="T1">Dataset ini berisi mengenai APBD Penetapan DKI Jakarta Tahun 2014 berdasarkan kegiatan (tanpa realisasi penyerapan)</text:span></text:p>
      <text:list xml:id="list6117843139413897492" text:style-name="L8">
        <text:list-item>
          <text:p text:style-name="P10"><text:span text:style-name="T2">Penjelasan mengenai Variabel pada Dataset ini:</text:span></text:p>
        </text:list-item>
        <text:list-item>
          <text:p text:style-name="P10"><text:span text:style-name="T2">LokasiID : Lokasi id Kegiatan Provinsi</text:span></text:p>
        </text:list-item>
        <text:list-item>
          <text:p text:style-name="P10"><text:soft-page-break/><text:span text:style-name="T2">Komisi : Komisi DPRD</text:span></text:p>
        </text:list-item>
        <text:list-item>
          <text:p text:style-name="P10"><text:span text:style-name="T2">SKPDKode : Kode SKPD</text:span></text:p>
        </text:list-item>
        <text:list-item>
          <text:p text:style-name="P10"><text:span text:style-name="T2">SKPDNama : Nama SKPD</text:span></text:p>
        </text:list-item>
        <text:list-item>
          <text:p text:style-name="P10"><text:span text:style-name="T2">UrusanKode : Kode Urusan</text:span></text:p>
        </text:list-item>
        <text:list-item>
          <text:p text:style-name="P10"><text:span text:style-name="T2">UrusanNama : Nama Urusan</text:span></text:p>
        </text:list-item>
        <text:list-item>
          <text:p text:style-name="P10"><text:span text:style-name="T2">ProgramKode : Kode Program</text:span></text:p>
        </text:list-item>
        <text:list-item>
          <text:p text:style-name="P10"><text:span text:style-name="T2">ProgramTeks : Nama Program</text:span></text:p>
        </text:list-item>
        <text:list-item>
          <text:p text:style-name="P10"><text:span text:style-name="T2">Kegiatan : Nama Kegiatan</text:span></text:p>
        </text:list-item>
        <text:list-item>
          <text:p text:style-name="P10"><text:span text:style-name="T2">Anggaran : Nilai Anggaran Kegiatan</text:span></text:p>
        </text:list-item>
        <text:list-item>
          <text:p text:style-name="P10"><text:span text:style-name="T2">Vol : Volume Kegiatan</text:span></text:p>
        </text:list-item>
        <text:list-item>
          <text:p text:style-name="P10"><text:span text:style-name="T2">Satuan : Satuan Kegiatan</text:span></text:p>
        </text:list-item>
      </text:list>
      <text:p text:style-name="P17"><text:span text:style-name="T1">Data and Resources: apbdpenetapandkijakartatahun2014</text:span></text:p>
      <text:h text:style-name="P32" text:outline-level="1">Data Pendapatan Perkapita Jakarta Dan Nasional</text:h>
      <text:p text:style-name="P17"><text:span text:style-name="T1">Dataset ini berisi besaran pendapatan per kapita DKI Jakarta dengan Nasional. Penjelasan mengenai Variabel pada Dataset ini:</text:span></text:p>
      <text:list xml:id="list8332846456558714810" text:style-name="L9">
        <text:list-item>
          <text:p text:style-name="P11"><text:span text:style-name="T2">tahun: Tahun</text:span></text:p>
        </text:list-item>
        <text:list-item>
          <text:p text:style-name="P11"><text:span text:style-name="T2">perkapita_jakarta: Pendapatan per Kapita DKI Jakarta (dalam Juta Rupiah)</text:span></text:p>
        </text:list-item>
        <text:list-item>
          <text:p text:style-name="P11"><text:span text:style-name="T2">perkapita_nasional: Pendapatan per Kapita Nasional (dalam Juta Rupiah)</text:span></text:p>
        </text:list-item>
      </text:list>
      <text:p text:style-name="P17"><text:span text:style-name="T1">Data and Resources: pendapatan_perkapita_jakarta_nasional.csv</text:span></text:p>
      <text:h text:style-name="P33" text:outline-level="1">Data Anggaran Pendapatan Belanja DKI Jakarta</text:h>
      <text:p text:style-name="Text_20_body"><text:span text:style-name="T3">D</text:span><text:span text:style-name="T2">ataset ini berisi mengenai APBD DKI Jakarta. Penjelasan mengenai Variabel pada Dataset ini:</text:span></text:p>
      <text:list xml:id="list438956291570100357" text:style-name="L11">
        <text:list-item>
          <text:p text:style-name="P12"><text:span text:style-name="T2">nomor_urut: Nomor Urut</text:span></text:p>
        </text:list-item>
        <text:list-item>
          <text:p text:style-name="P12"><text:span text:style-name="T2">pos_anggaran: Pos Anggaran (Pendapatan, Belanja, atau Pembiayaan)</text:span></text:p>
        </text:list-item>
        <text:list-item>
          <text:p text:style-name="P12"><text:span text:style-name="T2">sumber_pos_anggaran: Sumber dari Pos Anggaran</text:span></text:p>
        </text:list-item>
        <text:list-item>
          <text:p text:style-name="P12"><text:span text:style-name="T2">penjelasan_pos_anggaran: Penjelasan dari Pos Anggaran</text:span></text:p>
        </text:list-item>
        <text:list-item>
          <text:p text:style-name="P12"><text:span text:style-name="T2">nilai_anggaran: Nilai Anggaran yang berasal dari pos tersebut</text:span></text:p>
        </text:list-item>
      </text:list>
      <text:p text:style-name="P17"><text:span text:style-name="T1">Data and Resources: processed_apbd_dki_jakarta_2014.csv</text:span></text:p>
      <text:h text:style-name="P32" text:outline-level="1">Data Anggaran Belanja Langsung Dan Tidak Langsung DKI Jakarta</text:h>
      <text:p text:style-name="P13"><text:span text:style-name="T3">Dataset ini berisi mengenai nilai anggaran untuk belanja langsung dan tidak langsung dari Pemda </text:span><text:soft-page-break/><text:span text:style-name="T3">DKI Jakarta. Penjelasan mengenai Variabel pada Dataset ini:</text:span></text:p>
      <text:list xml:id="list2669077701583019562" text:style-name="L12">
        <text:list-item>
          <text:p text:style-name="P14"><text:span text:style-name="T3">id_skpd: ID dari SKPD</text:span></text:p>
        </text:list-item>
        <text:list-item>
          <text:p text:style-name="P14"><text:span text:style-name="T3">wilayah: Nomor Wilayah</text:span></text:p>
        </text:list-item>
        <text:list-item>
          <text:p text:style-name="P14"><text:span text:style-name="T3">komisi: Nomor Komisi</text:span></text:p>
        </text:list-item>
        <text:list-item>
          <text:p text:style-name="P14"><text:span text:style-name="T3">bidang: Nomor Bidang</text:span></text:p>
        </text:list-item>
        <text:list-item>
          <text:p text:style-name="P14"><text:span text:style-name="T3">kode_skpd: Kode SKPD</text:span></text:p>
        </text:list-item>
        <text:list-item>
          <text:p text:style-name="P14"><text:span text:style-name="T3">nama_skpd: Nama SKPD</text:span></text:p>
        </text:list-item>
        <text:list-item>
          <text:p text:style-name="P14"><text:span text:style-name="T3">jenis_belanja: Jenis Belanja (Langsung atau Tidak Langsung)</text:span></text:p>
        </text:list-item>
        <text:list-item>
          <text:p text:style-name="P14"><text:span text:style-name="T3">keterangan_belanja: Keterangan mengenai belanja</text:span></text:p>
        </text:list-item>
        <text:list-item>
          <text:p text:style-name="P14"><text:span text:style-name="T3">nilai_anggaran: Nilai Anggaran pos belanja tersebut (dalam Rupiah)</text:span></text:p>
        </text:list-item>
      </text:list>
      <text:p text:style-name="P18"><text:span text:style-name="T1">Data and Resources: anggaran_belanja_langsung_dan_tidak_langsung_dki_jakarta_mei_2015.csv</text:span></text:p>
      <text:h text:style-name="P32" text:outline-level="1">Data Anggaran Realisasi Dan Penerimaan Pengeluaran Daerah Menurut Sumber Dan Jenis DKI Jakarta</text:h>
      <text:p text:style-name="P18"><text:span text:style-name="T1">Dataset ini berisi Anggaran dan Realisasi Pendapatan Daerah Menurut Sumber Penerimaan dan jenis pengeluaran tahun 2010 – 2012. Penjelasan mengenai Variabel pada Dataset ini:</text:span></text:p>
      <text:list xml:id="list2048810871401919419" text:style-name="L13">
        <text:list-item>
          <text:p text:style-name="P15"><text:span text:style-name="T3">tahun : Tahun</text:span></text:p>
        </text:list-item>
        <text:list-item>
          <text:p text:style-name="P15"><text:span text:style-name="T3">akun : keterangan anggaran</text:span></text:p>
        </text:list-item>
        <text:list-item>
          <text:p text:style-name="P15"><text:span text:style-name="T3">kelompok : kelompok penerimaan dan pengeluaran anggaran</text:span></text:p>
        </text:list-item>
        <text:list-item>
          <text:p text:style-name="P15"><text:span text:style-name="T3">jenis : Jenis penerimaan dan pengeluaran anggaran</text:span></text:p>
        </text:list-item>
        <text:list-item>
          <text:p text:style-name="P15"><text:span text:style-name="T3">nilai_anggaran : Nilai anggaran dalam Juta Rp.</text:span></text:p>
        </text:list-item>
        <text:list-item>
          <text:p text:style-name="P15"><text:span text:style-name="T3">nilai_realisasi : Nilai realisasi dalam Juta Rp.</text:span></text:p>
        </text:list-item>
      </text:list>
      <text:p text:style-name="P18"><text:span text:style-name="T1">Data and Resources: </text:span><text:span text:style-name="T1">Data Anggaran Realisasi Dan Penerimaan Pengeluaran Daerah Menurut Sumber Dan Jenis DKI Jakarta</text:span></text:p>
      <text:h text:style-name="P32" text:outline-level="1">Data Jumlah Pendapatan DKI Jakarta Dari Pajak</text:h>
      <text:p text:style-name="P18"><text:span text:style-name="T1">Dataset ini berisi data Jumlah pendapatan pajak DKI Jakarta. Penjelasan mengenai Variabel pada Dataset ini:</text:span></text:p>
      <text:list xml:id="list74112746718307721" text:style-name="L14">
        <text:list-item>
          <text:p text:style-name="P16"><text:span text:style-name="T3">Nama Kode Rekening: Nama kode rekening</text:span></text:p>
        </text:list-item>
        <text:list-item>
          <text:p text:style-name="P16"><text:span text:style-name="T3">Kategori: Kategori pendapatan/sumber pendapatan</text:span></text:p>
        </text:list-item>
        <text:list-item>
          <text:p text:style-name="P16"><text:span text:style-name="T3">Tahun: tahun</text:span></text:p>
        </text:list-item>
        <text:list-item>
          <text:p text:style-name="P16"><text:span text:style-name="T3">DPA: Nilai dari Dokumen Pelaksanaan Anggaran (dalam Rupiah)</text:span></text:p>
        </text:list-item>
      </text:list>
      <text:p text:style-name="P18"><text:span text:style-name="T1">Data and Resources:</text:span></text:p>
      <text:list xml:id="list7079608725860403857" text:style-name="L15">
        <text:list-item>
          <text:p text:style-name="P19"><text:soft-page-break/><text:span text:style-name="T1">pendapatan_pajak_jakarta_2013.csv</text:span></text:p>
        </text:list-item>
        <text:list-item>
          <text:p text:style-name="P19"><text:span text:style-name="T1">pendapatan pajak jakarta 2013.xls</text:span></text:p>
        </text:list-item>
      </text:list>
      <text:h text:style-name="Heading_20_1" text:outline-level="1">Data Anggaran Dan Realisasi Penerimaan Dan Pengeluaran DKI Jakarta</text:h>
      <text:p text:style-name="Text_20_body"><text:span text:style-name="T5">Dataset ini berisi Anggaran dan Realisasi Penerimaan dan Pengeluaran Pemerintah Provinsi DKI Jakarta, 2003 – 2012. Penjelasan mengenai Variabel pada Dataset ini:</text:span></text:p>
      <text:list xml:id="list8671698783271053562" text:style-name="L17">
        <text:list-item>
          <text:p text:style-name="P26"><text:span text:style-name="T5">tahun : Tahun</text:span></text:p>
        </text:list-item>
        <text:list-item>
          <text:p text:style-name="P26"><text:span text:style-name="T5">anggaran_realisasi : Anggaran yang direalisasikan</text:span></text:p>
        </text:list-item>
        <text:list-item>
          <text:p text:style-name="P26"><text:span text:style-name="T5">pos_anggaran : Posisi Anggaran</text:span></text:p>
        </text:list-item>
        <text:list-item>
          <text:p text:style-name="P26"><text:span text:style-name="T5">penjelasan_pos_anggaran : Penjelasan Posisi Anggaran</text:span></text:p>
        </text:list-item>
        <text:list-item>
          <text:p text:style-name="P26"><text:span text:style-name="T5">nilai : Nilai dalam Juta Rp.</text:span></text:p>
        </text:list-item>
      </text:list>
      <text:p text:style-name="P21">Data and Resources: <text:span text:style-name="T7">Anggaran dan Realisasi Penerimaan dan Pengeluaran Pemerintah Provinsi DKI Jakarta.csv</text:span></text:p>
      <text:h text:style-name="Heading_20_1" text:outline-level="1">Data Realisasi APBD DKI Jakarta Per SKPD</text:h>
      <text:p text:style-name="P22">Dataset ini berisi mengenai realisasi APBD DKI Jakarta per SKPD. Penjelasan mengenai Variabel pada Dataset ini:</text:p>
      <text:list xml:id="list7872149797800625429" text:style-name="L18">
        <text:list-item>
          <text:p text:style-name="P28"><text:span text:style-name="T6">komisi: Komisi yang berkaitan</text:span></text:p>
        </text:list-item>
        <text:list-item>
          <text:p text:style-name="P28"><text:span text:style-name="T6">bidang: Bidang</text:span></text:p>
        </text:list-item>
        <text:list-item>
          <text:p text:style-name="P28"><text:span text:style-name="T6">lokasi_ID: ID Lokasi</text:span></text:p>
        </text:list-item>
        <text:list-item>
          <text:p text:style-name="P28"><text:span text:style-name="T6">ID_SKPD: ID dari SKPD</text:span></text:p>
        </text:list-item>
        <text:list-item>
          <text:p text:style-name="P28"><text:span text:style-name="T6">kode_SKPD: Kode dari SKPD</text:span></text:p>
        </text:list-item>
        <text:list-item>
          <text:p text:style-name="P28"><text:span text:style-name="T6">nama_SKPD: Nama dari SKPD</text:span></text:p>
        </text:list-item>
        <text:list-item>
          <text:p text:style-name="P28"><text:span text:style-name="T6">nilai_anggaran: Nilai anggaran</text:span></text:p>
        </text:list-item>
        <text:list-item>
          <text:p text:style-name="P28"><text:span text:style-name="T6">nilai_SP2D: Nilai dari Surat Perintah Pencairan Dana (SP2D)</text:span></text:p>
        </text:list-item>
        <text:list-item>
          <text:p text:style-name="P28"><text:span text:style-name="T6">persen_SP2D: Persentase nilai SP2D terhadap nilai anggaran</text:span></text:p>
        </text:list-item>
        <text:list-item>
          <text:p text:style-name="P28"><text:span text:style-name="T6">nilai_SPJ: Nilai dari Surat Pertanggung Jawaban (SPJ)</text:span></text:p>
        </text:list-item>
        <text:list-item>
          <text:p text:style-name="P28"><text:span text:style-name="T6">persen_SPJ: Persentase nilai SPJ terhadap nilai anggaran</text:span></text:p>
        </text:list-item>
        <text:list-item>
          <text:p text:style-name="P28"><text:span text:style-name="T6">persen_rencana: Persentase dari rencana</text:span></text:p>
        </text:list-item>
        <text:list-item>
          <text:p text:style-name="P28"><text:soft-page-break/><text:span text:style-name="T6">persen_pelaksanaan: Persentase dari yang terlaksana</text:span></text:p>
        </text:list-item>
      </text:list>
      <text:p text:style-name="P22">Data and Resources: realisasi_APDB_per_SKPD_Jakarta_November 2013.csv</text:p>
      <text:h text:style-name="P34" text:outline-level="1">Data APBD DKI Jakarta Berdasarkan Kegiatan</text:h>
      <text:p text:style-name="P27"><text:span text:style-name="T6">Dataset ini berisi mengenai APBD DKI Jakarta berdasarkan kegiatan Penjelasan mengenai Variabel pada Dataset ini:</text:span></text:p>
      <text:list xml:id="list8815584064838320449" text:style-name="L19">
        <text:list-item>
          <text:p text:style-name="P29"><text:span text:style-name="T6">unit: Nomor Unit</text:span></text:p>
        </text:list-item>
        <text:list-item>
          <text:p text:style-name="P29"><text:span text:style-name="T6">skpd_nama: Nama SKPD</text:span></text:p>
        </text:list-item>
        <text:list-item>
          <text:p text:style-name="P29"><text:span text:style-name="T6">urusan: Kode Urusan</text:span></text:p>
        </text:list-item>
        <text:list-item>
          <text:p text:style-name="P29"><text:span text:style-name="T6">nama_urusan: Nama Urusan</text:span></text:p>
        </text:list-item>
        <text:list-item>
          <text:p text:style-name="P29"><text:span text:style-name="T6">program: Nomor Program</text:span></text:p>
        </text:list-item>
        <text:list-item>
          <text:p text:style-name="P29"><text:span text:style-name="T6">nama_program: Nama Program</text:span></text:p>
        </text:list-item>
        <text:list-item>
          <text:p text:style-name="P29"><text:span text:style-name="T6">no_kegiatan: Nomor Kegiatan</text:span></text:p>
        </text:list-item>
        <text:list-item>
          <text:p text:style-name="P29"><text:span text:style-name="T6">nama_kegiatan: Nama Kegiatan</text:span></text:p>
        </text:list-item>
        <text:list-item>
          <text:p text:style-name="P29"><text:span text:style-name="T6">nilai: Nilai Anggaran</text:span></text:p>
        </text:list-item>
        <text:list-item>
          <text:p text:style-name="P29"><text:span text:style-name="T6">kegiatan_id: ID Kegiatan</text:span></text:p>
        </text:list-item>
        <text:list-item>
          <text:p text:style-name="P29"><text:span text:style-name="T6">skpd_kode: Kode SKPD tahun 2013</text:span></text:p>
        </text:list-item>
        <text:list-item>
          <text:p text:style-name="P29"><text:span text:style-name="T6">program_kode: Kode Program</text:span></text:p>
        </text:list-item>
        <text:list-item>
          <text:p text:style-name="P29"><text:span text:style-name="T6">realisasi: Realisasi Anggaran</text:span></text:p>
        </text:list-item>
        <text:list-item>
          <text:p text:style-name="P29"><text:span text:style-name="T6">persen_realisasi: Realisasi Anggaran dalam Persentase</text:span></text:p>
        </text:list-item>
        <text:list-item>
          <text:p text:style-name="P29"><text:span text:style-name="T6">fisik: Tag Fisik</text:span></text:p>
        </text:list-item>
      </text:list>
      <text:p text:style-name="P22">Data and Resources: processed-apbd-2014-140415-tag-fisik.xls</text:p>
      <text:h text:style-name="Heading_20_1" text:outline-level="1">Data Realisasi APBD DKI Jakarta Per Kegiatan</text:h>
      <text:p text:style-name="P22">Dataset ini berisi mengenai realisasi APBD DKI Jakarta per Kegiatan. Penjelasan mengenai Variabel pada Dataset ini:</text:p>
      <text:list xml:id="list7834244427996634643" text:style-name="L20">
        <text:list-item>
          <text:p text:style-name="P23">kategori: Nomor Kategori</text:p>
        </text:list-item>
        <text:list-item>
          <text:p text:style-name="P23">ID_lokasi: ID Lokasi</text:p>
        </text:list-item>
        <text:list-item>
          <text:p text:style-name="P23">komisi: Komisi yang berkaitan</text:p>
        </text:list-item>
        <text:list-item>
          <text:p text:style-name="P23">ID_SKPD: ID dari SKPD</text:p>
        </text:list-item>
        <text:list-item>
          <text:p text:style-name="P23"><text:soft-page-break/>kode_SKPD: Kode dari SKPD</text:p>
        </text:list-item>
        <text:list-item>
          <text:p text:style-name="P23">nama_SKPD: Nama SKPD</text:p>
        </text:list-item>
        <text:list-item>
          <text:p text:style-name="P23">kode_urusan: Kode urusan</text:p>
        </text:list-item>
        <text:list-item>
          <text:p text:style-name="P23">nama_urusan: Nama urusan</text:p>
        </text:list-item>
        <text:list-item>
          <text:p text:style-name="P23">no_program: Nomor program</text:p>
        </text:list-item>
        <text:list-item>
          <text:p text:style-name="P23">kode_program: Kode program</text:p>
        </text:list-item>
        <text:list-item>
          <text:p text:style-name="P23">nama_program: Nama program</text:p>
        </text:list-item>
        <text:list-item>
          <text:p text:style-name="P23">teks_pagu: Penjelasan tambahan dari program</text:p>
        </text:list-item>
        <text:list-item>
          <text:p text:style-name="P23">keyword1: Kata kunci yang berkaitan dengan program 1</text:p>
        </text:list-item>
        <text:list-item>
          <text:p text:style-name="P23">keyword2: Kata kunci yang berkaitan dengan program 1</text:p>
        </text:list-item>
        <text:list-item>
          <text:p text:style-name="P23">keyword3: Kata kunci yang berkaitan dengan program 1</text:p>
        </text:list-item>
        <text:list-item>
          <text:p text:style-name="P23">id_kegiatan: ID Kegiatan</text:p>
        </text:list-item>
        <text:list-item>
          <text:p text:style-name="P23">no_kegiatan: Nomor Kegiatan</text:p>
        </text:list-item>
        <text:list-item>
          <text:p text:style-name="P23">nama_kegiatan: Nama Kegiatan</text:p>
        </text:list-item>
        <text:list-item>
          <text:p text:style-name="P23">nilai_anggaran: Nilai anggaran yang berkaitan</text:p>
        </text:list-item>
        <text:list-item>
          <text:p text:style-name="P23">volume: Volume</text:p>
        </text:list-item>
        <text:list-item>
          <text:p text:style-name="P23">satuan: Satuan dari volume</text:p>
        </text:list-item>
        <text:list-item>
          <text:p text:style-name="P23">nilai_SP2D: Nilai dari Surat Perintah Pencairan Dana (SP2D)</text:p>
        </text:list-item>
        <text:list-item>
          <text:p text:style-name="P23">persen_SP2D: Persentase nilai SP2D terhadap total anggaran</text:p>
        </text:list-item>
        <text:list-item>
          <text:p text:style-name="P23">nilai_SPJ: Nilai dari Surat Pertanggung Jawaban</text:p>
        </text:list-item>
        <text:list-item>
          <text:p text:style-name="P23">persen_SPJ: Persentase nilai SPJ terhadap total anggaran</text:p>
        </text:list-item>
        <text:list-item>
          <text:p text:style-name="P23">persen_rencana: Persentase dari rencana</text:p>
        </text:list-item>
        <text:list-item>
          <text:p text:style-name="P23">persen_pelaksanaan: Persentase dari yang terlaksana</text:p>
        </text:list-item>
      </text:list>
      <text:p text:style-name="P22">Data and Resources: Realisasi_APBD_DKI_Jakarta_Per_Kegiatan_November_2013.csv</text:p>
      <text:h text:style-name="Heading_20_1" text:outline-level="1">Data Ringkasan Anggaran Dan Realisasi, Pendapatan, Belanja Dan Pembiayaan DKI Jakarta</text:h>
      <text:p text:style-name="P22">Dataset ini berisi Ringkasan Anggaran dan Realisasi, Pendapatan, Belanja dan Pembiayaan di Provinsi DKI Jakarta pada tahun 2011 dan 2012. Penjelasan mengenai Variabel pada Dataset ini:</text:p>
      <text:list xml:id="list1732591042976067467" text:style-name="L22">
        <text:list-item>
          <text:p text:style-name="P24">tahun : Tahun</text:p>
        </text:list-item>
        <text:list-item>
          <text:p text:style-name="P24">akun : keterangan anggaran</text:p>
        </text:list-item>
        <text:list-item>
          <text:p text:style-name="P24"><text:soft-page-break/>jenis : Jenis penerimaan dan pengeluaran anggaran</text:p>
        </text:list-item>
        <text:list-item>
          <text:p text:style-name="P24">anggaran : Nilai anggaran dalam Juta Rp.</text:p>
        </text:list-item>
        <text:list-item>
          <text:p text:style-name="P24">realisasi : Nilai realisasi dalam Juta Rp.</text:p>
        </text:list-item>
      </text:list>
      <text:p text:style-name="P22">Data and Resources:</text:p>
      <text:list xml:id="list5203949993930898142" text:style-name="L23">
        <text:list-item>
          <text:p text:style-name="P25">Ringkasan Anggaran dan Realisasi, Pendapatan, Belanja dan Pembiayaan 2012</text:p>
        </text:list-item>
        <text:list-item>
          <text:p text:style-name="P25">Ringkasan Anggaran dan Realisasi, Pendapatan, Belanja dan Pembiayaan 2011</text:p>
        </text:list-item>
      </text:list>
      <text:p text:style-name="P22"/>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paragraph-properties fo:line-height="100%"/>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199cm" fo:margin-bottom="0.101cm" style:contextual-spacing="false" fo:line-height="150%" fo:text-indent="0cm" style:auto-text-indent="false" style:page-number="auto" fo:background-color="#ffffff" style:shadow="none">
        <style:background-image/>
      </style:paragraph-properties>
      <style:text-properties style:font-name="Times New Roman" fo:font-family="'Times New Roman'" style:font-style-name="Bold" style:font-family-generic="roman" style:font-pitch="variable" fo:font-size="14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Untitled1" style:family="paragraph" style:parent-style-name="Text_20_body">
      <style:paragraph-properties fo:line-height="100%"/>
      <style:text-properties style:font-name="Times New Roman1" fo:font-family="'Times New Roman'" style:font-style-name="Regular" style:font-family-generic="roman" style:font-pitch="variable" fo:font-size="10.5pt" style:font-size-asian="10.5pt"/>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3cm" fo:margin-bottom="3cm" fo:margin-left="3cm" fo:margin-right="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8T16:40:14.748333121</meta:creation-date>
    <dc:date>2015-11-08T17:41:31.128572630</dc:date>
    <meta:editing-duration>PT16M14S</meta:editing-duration>
    <meta:editing-cycles>4</meta:editing-cycles>
    <meta:generator>LibreOffice/4.2.8.2$Linux_X86_64 LibreOffice_project/420m0$Build-2</meta:generator>
    <meta:document-statistic meta:table-count="0" meta:image-count="0" meta:object-count="0" meta:page-count="8" meta:paragraph-count="193" meta:word-count="1308" meta:character-count="9213" meta:non-whitespace-character-count="8256"/>
  </office:meta>
</office:document-meta>
</file>